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171cm" fo:margin-left="-0.148cm" table:align="left"/>
    </style:style>
    <style:style style:name="Таблица1.A" style:family="table-column">
      <style:table-column-properties style:column-width="5.821cm"/>
    </style:style>
    <style:style style:name="Таблица1.B" style:family="table-column">
      <style:table-column-properties style:column-width="5.662cm"/>
    </style:style>
    <style:style style:name="Таблица1.C" style:family="table-column">
      <style:table-column-properties style:column-width="5.68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paragraph-rsid="0019f7f5" style:font-size-asian="15pt" style:font-size-complex="1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28edcd" officeooo:paragraph-rsid="0028edc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language="ru" fo:country="RU" fo:font-weight="bold" officeooo:rsid="0033d014" officeooo:paragraph-rsid="0033d01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f7f5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8edcd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line-height="150%" fo:text-align="start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line-height="0.4cm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line-height="0.4cm" fo:text-align="start" style:justify-single-word="false"/>
      <style:text-properties fo:font-size="10.5pt" officeooo:rsid="0029aaa4" officeooo:paragraph-rsid="0029aaa4" style:font-size-asian="10.5pt" style:font-size-complex="10.5pt"/>
    </style:style>
    <style:style style:name="P13" style:family="paragraph" style:parent-style-name="Table_20_Contents">
      <style:paragraph-properties fo:line-height="0.4cm" fo:text-align="start" style:justify-single-word="false"/>
      <style:text-properties fo:font-size="10.5pt" officeooo:rsid="0029cf2d" officeooo:paragraph-rsid="0029cf2d" style:font-size-asian="10.5pt" style:font-size-complex="10.5pt"/>
    </style:style>
    <style:style style:name="P14" style:family="paragraph" style:parent-style-name="Table_20_Contents">
      <style:paragraph-properties fo:line-height="0.4cm" fo:text-align="center" style:justify-single-word="false"/>
      <style:text-properties fo:font-size="10.5pt" style:font-size-asian="10.5pt" style:font-size-complex="10.5pt"/>
    </style:style>
    <style:style style:name="P15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6" style:family="paragraph" style:parent-style-name="Table_20_Contents">
      <style:paragraph-properties fo:line-height="0.4cm" fo:text-align="start" style:justify-single-word="false"/>
      <style:text-properties fo:font-size="10.5pt" style:font-size-asian="10.5pt" style:font-size-complex="10.5pt"/>
    </style:style>
    <style:style style:name="P17" style:family="paragraph" style:parent-style-name="Table_20_Contents">
      <style:paragraph-properties fo:line-height="0.4cm" fo:text-align="start" style:justify-single-word="false"/>
      <style:text-properties fo:font-size="10.5pt" officeooo:paragraph-rsid="0029aaa4" style:font-size-asian="10.5pt" style:font-size-complex="10.5pt"/>
    </style:style>
    <style:style style:name="P18" style:family="paragraph" style:parent-style-name="Table_20_Contents">
      <style:paragraph-properties fo:line-height="0.4cm" fo:text-align="start" style:justify-single-word="false"/>
      <style:text-properties fo:font-size="10.5pt" officeooo:paragraph-rsid="0029cf2d" style:font-size-asian="10.5pt" style:font-size-complex="10.5pt"/>
    </style:style>
    <style:style style:name="P19" style:family="paragraph" style:parent-style-name="Table_20_Contents">
      <style:paragraph-properties fo:line-height="0.4cm" fo:text-align="center" style:justify-single-word="false"/>
      <style:text-properties officeooo:rsid="0029aaa4" officeooo:paragraph-rsid="0029aaa4"/>
    </style:style>
    <style:style style:name="P20" style:family="paragraph" style:parent-style-name="Table_20_Contents">
      <style:paragraph-properties fo:line-height="0.4cm"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line-height="0.4cm" fo:text-align="start" style:justify-single-word="false"/>
    </style:style>
    <style:style style:name="P22" style:family="paragraph" style:parent-style-name="Table_20_Contents">
      <style:paragraph-properties fo:line-height="0.4cm" fo:text-align="center" style:justify-single-word="false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font-weight="normal" officeooo:rsid="0028edcd" officeooo:paragraph-rsid="002e232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fo:font-weight="normal" officeooo:rsid="0028edcd" officeooo:paragraph-rsid="0028edcd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font-weight="normal" officeooo:rsid="0028edcd" officeooo:paragraph-rsid="0025b2f1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loext:graphic-properties draw:fill="none" draw:fill-gradient-name="gradient" draw:fill-hatch-name="hatch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font-weight="normal" officeooo:rsid="0028edcd" officeooo:paragraph-rsid="00279fff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font-weight="normal" officeooo:rsid="0028edcd" officeooo:paragraph-rsid="00279fff" style:font-size-asian="14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paragraph-rsid="0025b2f1"/>
    </style:style>
    <style:style style:name="T1" style:family="text">
      <style:text-properties fo:language="ru" fo:country="RU" officeooo:rsid="0029cf2d"/>
    </style:style>
    <style:style style:name="T2" style:family="text">
      <style:text-properties fo:font-size="15pt" fo:font-weight="normal" officeooo:rsid="0019f7f5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24efa9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8edcd" style:font-size-asian="15pt" style:font-size-complex="15pt"/>
    </style:style>
    <style:style style:name="T6" style:family="text">
      <style:text-properties officeooo:rsid="0024efa9"/>
    </style:style>
    <style:style style:name="T7" style:family="text">
      <style:text-properties officeooo:rsid="0029cf2d"/>
    </style:style>
    <style:style style:name="T8" style:family="text">
      <style:text-properties fo:font-size="9pt" fo:language="ru" fo:country="RU" officeooo:rsid="002a9082" style:font-size-asian="9pt" style:font-size-complex="9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5b2f1" style:font-size-asian="14pt" style:font-size-complex="14pt"/>
    </style:style>
    <style:style style:name="T11" style:family="text">
      <style:text-properties fo:font-size="14pt" fo:font-weight="bold" officeooo:rsid="0024efa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5b2f1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28edcd" style:font-size-asian="14pt" style:font-weight-asian="normal" style:font-size-complex="14pt" style:font-weight-complex="normal"/>
    </style:style>
    <style:style style:name="T14" style:family="text">
      <style:text-properties officeooo:rsid="00279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b2f1" style:font-weight-asian="bold" style:font-weight-complex="bold"/>
    </style:style>
    <style:style style:name="T17" style:family="text">
      <style:text-properties fo:font-weight="bold" officeooo:rsid="0028edcd" style:font-weight-asian="bold" style:font-weight-complex="bold"/>
    </style:style>
    <style:style style:name="T18" style:family="text">
      <style:text-properties officeooo:rsid="0025b2f1"/>
    </style:style>
    <style:style style:name="T19" style:family="text">
      <style:text-properties officeooo:rsid="0028edcd"/>
    </style:style>
    <style:style style:name="T20" style:family="text">
      <style:text-properties officeooo:rsid="00358f9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ГОВОР № ПК-<text:span text:style-name="T6">{d.serialNamber}</text:span>/<text:span text:style-name="T6">{d.directionNamber}</text:span></text:p>
      <text:p text:style-name="P1">о повышении квалификации руководящего работника (специалиста) </text:p>
      <text:p text:style-name="P1">за счет средств республиканского (местного) бюджета </text:p>
      <text:p text:style-name="P5"/>
      <text:p text:style-name="P2"/>
      <text:p text:style-name="P6"><text:span text:style-name="T2">___.___.202</text:span><text:span text:style-name="T3">2</text:span><text:span text:style-name="T2"> <text:s text:c="89"/></text:span><text:span text:style-name="T4">г.Минск </text:span></text:p>
      <text:p text:style-name="P3"/>
      <text:p text:style-name="P32"><text:span text:style-name="T4"><text:s text:c="4"/></text:span><text:span text:style-name="T9"><text:s text:c="2"/></text:span><text:span text:style-name="T13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именуемое в дальнейшем УЧРЕЖДЕНИЕ ОБРАЗОВАНИЯ, с одной стороны, гражданин {d.fullName} именуемый в дальнейшем СЛУШАТЕЛЬ, с другой стороны, и {d.organName} в лице {d.mainPosition} действующего на основании {d.charter} именуемая в дальнейшем ЗАКАЗЧИК, с третьей стороны, заключили настоящий договор о нижеследующем: </text:span></text:p>
      <text:p text:style-name="P29"/>
      <text:list xml:id="list3743311551" text:style-name="L1">
        <text:list-header>
          <text:p text:style-name="P30"><text:s text:c="5"/>1. Предмет договора – повышение квалификации руководящего работника (специалиста) по образовательной программе «{d.cour}» в дневной форме получения образования.</text:p>
        </text:list-header>
      </text:list>
      <text:p text:style-name="P31"><text:s text:c="5"/>2. Срок получения образования составляет c {d.date}.</text:p>
      <text:p text:style-name="P31"><text:s text:c="5"/>3. Права и обязанности сторон:</text:p>
      <text:p text:style-name="P31"><text:s text:c="5"/>3.1. УЧРЕЖДЕНИЕ ОБРАЗОВАНИЯ имеет право определять самостоятельно формы, методы и способы осуществления образовательного процесса;</text:p>
      <text:p text:style-name="P31"><text:s text:c="5"/>3.2. УЧРЕЖДЕНИЕ ОБРАЗОВАНИЯ обязуется:</text:p>
      <text:p text:style-name="P31"><text:s text:c="5"/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 <text:s text:c="2"/></text:p>
      <text:p text:style-name="P31"><text:s text:c="5"/>организовать материально-техническое обеспечение образовательного <text:s text:c="2"/>процесса в соответствии с установленными санитарными нормами, правилами и гигиеническими нормативами; </text:p>
      <text:p text:style-name="P31"><text:s text:c="5"/>обеспечить при наличии мест иногороднего СЛУШАТЕЛЯ местом проживания в общежитии. При этом плата за пользование жилым помещением в общежитии и коммунальные услуги не входит в стоимость обучения и осуществляется отдельно на основании договора найма жилого помещения в общежитии (иного документа, определенного сторонами); </text:p>
      <text:p text:style-name="P31"><text:s text:c="5"/>3.3. СЛУШАТЕЛЬ имеет право на повышение квалификации по тематике в соответствии с пунктом 1 настоящего договора; </text:p>
      <text:p text:style-name="P31"><text:s text:c="5"/>3.4. СЛУШАТЕЛЬ обязуется </text:p>
      <text:p text:style-name="P23"><text:s text:c="5"/>добросовестно относиться к освоению содержания образовательной программы повышения квалификации руководящего работника (специалиста); </text:p>
      <text:p text:style-name="P23"><text:s text:c="4"/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 </text:p>
      <text:p text:style-name="P26"><text:soft-page-break/><text:s text:c="5"/>бережно относиться к имуществу УЧРЕЖДЕНИЯ ОБРАЗОВАНИЯ. </text:p>
      <text:p text:style-name="P26"><text:s text:c="5"/>4. Ответственность сторон:</text:p>
      <text:p text:style-name="P26"><text:s text:c="5"/>4.1. за неисполнение либо ненадлежащее исполнение своих обязательств по настоящему договору стороны несут ответственность в соответствии с законодательством Республики Беларусь;</text:p>
      <text:p text:style-name="P26"><text:s text:c="5"/>4.2. 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</text:p>
      <text:p text:style-name="P26"><text:s text:c="5"/>5. Дополнительные условия договора:</text:p>
      <text:p text:style-name="P26">5.1. ЗАКАЗЧИК обязуется подписать и вернуть в УЧРЕЖДЕНИЕ ОБРАЗОВАНИЯ (деканат) экземпляр договора.</text:p>
      <text:p text:style-name="P26">6. Антикоррупционная оговорка:</text:p>
      <text:p text:style-name="P26"><text:span text:style-name="T20">6</text:span>.1. 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27">6.2. при исполнении своих обязанностей по договору, Стороны обязуются не допускать действий коррупционной направленности;</text:p>
      <text:p text:style-name="P26"><text:s text:c="5"/>6.3. с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26"><text:s text:c="5"/>6.4. стороны признают возможность расторжения договора в одностороннем порядке в случае нарушения одной из сторон условий оговорки, а также требования возмещения реального ущерба, возникшего в результате такого расторжения.</text:p>
      <text:p text:style-name="P26"><text:s text:c="5"/>7. Заключительные положения:</text:p>
      <text:p text:style-name="P26"><text:s text:c="5"/>7.1. настоящий договор составлен в трех экземплярах, имеющих одинаковую юридическую силу, по одному для каждой из сторон;</text:p>
      <text:p text:style-name="P26"><text:s text:c="5"/>7.2. договор вступает в силу со дня его подписания сторонами и действует до исполнения сторонами своих обязательств;</text:p>
      <text:p text:style-name="P26"><text:s text:c="5"/>7.3. договор изменяется и расторгается в соответствии с законодательством Республики Беларусь;</text:p>
      <text:p text:style-name="P26"><text:s text:c="3"/>7.4. вносимые изменения (дополнения) оформляются дополнительными соглашениями;</text:p>
      <text:p text:style-name="P26"><text:s text:c="5"/>7.5. все споры и разногласия по настоящему договору стороны решают путем переговоров, а при не достижении согласия – в порядке, установленном законодательством Республики Беларусь.</text:p>
      <text:p text:style-name="P26"/>
      <text:p text:style-name="P24"/>
      <text:p text:style-name="P24"/>
      <text:p text:style-name="P24"/>
      <text:p text:style-name="P24"/>
      <text:p text:style-name="P24"/>
      <text:p text:style-name="P25"/>
      <text:p text:style-name="P27">8. Адреса, реквизиты и подписи сторон: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468840432624">
          <table:table-cell table:style-name="Таблица1.A1" office:value-type="string">
            <text:p text:style-name="P11">УЧРЕЖДЕНИЕ ОБРАЗОВАНИЯ </text:p>
          </table:table-cell>
          <table:table-cell table:style-name="Таблица1.A1" office:value-type="string">
            <text:p text:style-name="P11">СЛУШАТЕЛЬ </text:p>
          </table:table-cell>
          <table:table-cell table:style-name="Таблица1.A1" office:value-type="string">
            <text:p text:style-name="P11">ЗАКАЗЧИК </text:p>
          </table:table-cell>
        </table:table-row>
        <table:table-row table:style-name="TableLine2468840426640">
          <table:table-cell table:style-name="Таблица1.A1" office:value-type="string">
            <text:p text:style-name="P14">Учреждение образования «Белорусский государственный медицинский университет» </text:p>
            <text:p text:style-name="P14"/>
          </table:table-cell>
          <table:table-cell table:style-name="Таблица1.A1" office:value-type="string">
            <text:p text:style-name="P19">{d.fullName}</text:p>
          </table:table-cell>
          <table:table-cell table:style-name="Таблица1.A1" office:value-type="string">
            <text:p text:style-name="P19">{d.organName}</text:p>
          </table:table-cell>
        </table:table-row>
        <table:table-row table:style-name="TableLine2468840418752">
          <table:table-cell table:style-name="Таблица1.A1" office:value-type="string">
            <text:p text:style-name="P15">Местонахождение: 220016, г. Минск, пр. Дзержинского 83, корпус 1. </text:p>
          </table:table-cell>
          <table:table-cell table:style-name="Таблица1.A1" office:value-type="string">
            <text:p text:style-name="P12"><text:s text:c="2"/>{d.address}</text:p>
            <text:p text:style-name="P12"><text:s text:c="2"/>Тел.д. <text:s/>{d.homePhone}</text:p>
            <text:p text:style-name="P12"><text:s text:c="2"/>Тел.моб <text:s/><text:span text:style-name="T7">{d.mobilePhone}</text:span></text:p>
          </table:table-cell>
          <table:table-cell table:style-name="Таблица1.A1" office:value-type="string">
            <text:p text:style-name="P16">Местонахождение: </text:p>
            <text:p text:style-name="P16"/>
            <text:p text:style-name="P13">{d.organAddress}</text:p>
          </table:table-cell>
        </table:table-row>
        <table:table-row table:style-name="TableLine2468840431536">
          <table:table-cell table:style-name="Таблица1.A1" office:value-type="string">
            <text:p text:style-name="P16">приемная: тел. 277-12-01; 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16"><text:span text:style-name="T1">Т</text:span>ел. _________________________</text:p>
            <text:p text:style-name="P16"/>
          </table:table-cell>
        </table:table-row>
        <table:table-row table:style-name="TableLine2468840423648">
          <table:table-cell table:style-name="Таблица1.A1" office:value-type="string">
            <text:p text:style-name="P16">факс: 277-12-02; </text:p>
          </table:table-cell>
          <table:table-cell table:style-name="Таблица1.A1" office:value-type="string">
            <text:p text:style-name="P18"><text:s text:c="2"/>Документ, удостоверяющий</text:p>
            <text:p text:style-name="P18"><text:s text:c="2"/>личность </text:p>
          </table:table-cell>
          <table:table-cell table:style-name="Таблица1.A1" office:value-type="string">
            <text:p text:style-name="P16">Банковские реквизиты: _________</text:p>
          </table:table-cell>
        </table:table-row>
        <table:table-row table:style-name="TableLine2468840423376">
          <table:table-cell table:style-name="Таблица1.A1" office:value-type="string">
            <text:p text:style-name="P16">деканат: тел. 207-94-93 </text:p>
          </table:table-cell>
          <table:table-cell table:style-name="Таблица1.A1" office:value-type="string">
            <text:p text:style-name="P22">________________________</text:p>
            <text:p text:style-name="P22"/>
          </table:table-cell>
          <table:table-cell table:style-name="Таблица1.A1" office:value-type="string">
            <text:p text:style-name="P21">_________________________</text:p>
          </table:table-cell>
        </table:table-row>
        <table:table-row table:style-name="TableLine2468840423104">
          <table:table-cell table:style-name="Таблица1.A1" office:value-type="string">
            <text:p text:style-name="P16">Банковские реквизиты: </text:p>
          </table:table-cell>
          <table:table-cell table:style-name="Таблица1.A1" office:value-type="string">
            <text:p text:style-name="P22">________________________</text:p>
            <text:p text:style-name="P20">(вид, серия, номер </text:p>
          </table:table-cell>
          <table:table-cell table:style-name="Таблица1.A1" office:value-type="string">
            <text:p text:style-name="P21">_________________________</text:p>
          </table:table-cell>
        </table:table-row>
        <table:table-row table:style-name="TableLine2468840428000">
          <table:table-cell table:style-name="Таблица1.A1" office:value-type="string">
            <text:p text:style-name="P17">р/с № BY44AKBB36049000000906000000 <text:s/></text:p>
          </table:table-cell>
          <table:table-cell table:style-name="Таблица1.A1" office:value-type="string">
            <text:p text:style-name="P22">________________________</text:p>
          </table:table-cell>
          <table:table-cell table:style-name="Таблица1.A1" office:value-type="string">
            <text:p text:style-name="P21">_________________________</text:p>
          </table:table-cell>
        </table:table-row>
        <table:table-row table:style-name="TableLine2468840427184">
          <table:table-cell table:style-name="Таблица1.A1" office:value-type="string">
            <text:p text:style-name="P17">Минское областное управление</text:p>
            <text:p text:style-name="P17"><text:s/>№ 500 </text:p>
          </table:table-cell>
          <table:table-cell table:style-name="Таблица1.A1" office:value-type="string">
            <text:p text:style-name="P22">________________________</text:p>
            <text:p text:style-name="P20">дата выдачи паспорта, наименование </text:p>
          </table:table-cell>
          <table:table-cell table:style-name="Таблица1.A1" office:value-type="string">
            <text:p text:style-name="P21">_________________________</text:p>
          </table:table-cell>
        </table:table-row>
        <table:table-row table:style-name="TableLine2468840425008">
          <table:table-cell table:style-name="Таблица1.A1" office:value-type="string">
            <text:p text:style-name="P17">ОАО «АСБ Беларусбанк», </text:p>
            <text:p text:style-name="P17">BIC (SWIFT) AKBBBY2X </text:p>
            <text:p text:style-name="P17">УНП 100582412 </text:p>
            <text:p text:style-name="P17">ОКПО 02017507 </text:p>
          </table:table-cell>
          <table:table-cell table:style-name="Таблица1.A1" office:value-type="string">
            <text:p text:style-name="P22">________________________</text:p>
            <text:p text:style-name="P20">государственного органа, его выдавшего, </text:p>
            <text:p text:style-name="P20"/>
            <text:p text:style-name="P20">________________________________</text:p>
            <text:p text:style-name="P20">идентификационный номер) </text:p>
            <text:p text:style-name="P20"/>
            <text:p text:style-name="P20">_________________________________</text:p>
          </table:table-cell>
          <table:table-cell table:style-name="Таблица1.A1" office:value-type="string">
            <text:p text:style-name="P21"/>
          </table:table-cell>
        </table:table-row>
      </table:table>
      <text:p text:style-name="P4"/>
      <text:p text:style-name="P4"/>
      <table:table table:name="Таблица2" table:style-name="Таблица2">
        <table:table-column table:style-name="Таблица2.A" table:number-columns-repeated="3"/>
        <table:table-row table:style-name="TableLine2468840427456">
          <table:table-cell table:style-name="Таблица2.A1" office:value-type="string">
            <text:p text:style-name="P10">Первый проректор </text:p>
            <text:p text:style-name="P10">__________________И.Н.Мороз </text:p>
          </table:table-cell>
          <table:table-cell table:style-name="Таблица2.A1" office:value-type="string">
            <text:p text:style-name="P8">______________________</text:p>
            <text:p text:style-name="P9">(подпись) </text:p>
          </table:table-cell>
          <table:table-cell table:style-name="Таблица2.A1" office:value-type="string">
            <text:p text:style-name="P8">______________________</text:p>
            <text:p text:style-name="P9">(руководитель, ФИО) </text:p>
          </table:table-cell>
        </table:table-row>
      </table:table>
      <text:p text:style-name="P4"/>
      <text:p text:style-name="P4"/>
      <text:p text:style-name="P4"><text:s text:c="63"/>_______________ <text:s text:c="2"/>________________</text:p>
      <text:p text:style-name="P7"><text:span text:style-name="T5"><text:s text:c="106"/></text:span><text:span text:style-name="T8">(подпись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1-12-21T14:36:42.764000000</dc:date>
    <meta:editing-duration>PT24M41S</meta:editing-duration>
    <meta:editing-cycles>16</meta:editing-cycles>
    <meta:generator>LibreOffice/7.2.4.1$Windows_X86_64 LibreOffice_project/27d75539669ac387bb498e35313b970b7fe9c4f9</meta:generator>
    <meta:document-statistic meta:table-count="2" meta:image-count="0" meta:object-count="0" meta:page-count="3" meta:paragraph-count="85" meta:word-count="604" meta:character-count="5891" meta:non-whitespace-character-count="4927"/>
  </office:meta>
</office:document-meta>
</file>